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11.8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imes New Roman" fo:font-size="12pt" style:font-size-asian="12pt" style:font-size-complex="6.80000019073486pt" style:language-complex="none" style:country-complex="none"/>
    </style:style>
    <style:style style:name="ce2" style:family="table-cell" style:parent-style-name="Default">
      <style:text-properties style:font-name="Times New Roman" fo:font-size="12pt" style:font-size-asian="12pt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office:value-type="string" calcext:value-type="string">
            <text:p>KONTO LEKARZA</text:p>
          </table:table-cell>
        </table:table-row>
        <table:table-row table:style-name="ro2">
          <table:table-cell table:style-name="ce1" office:value-type="string" calcext:value-type="string">
            <text:p>Aby założyć konto lekarz musi udać się do administratora systemu. Musi zabrać ze sobą dokument tożsamości. Lekarz podaje administratorowi Imię, nazwisko, pesel, specjalizację, nr lekarski nadany przez Izby lekarskie</text:p>
          </table:table-cell>
        </table:table-row>
        <table:table-row table:style-name="ro2">
          <table:table-cell table:style-name="ce2" office:value-type="string" calcext:value-type="string">
            <text:p>Aby rozpocząć pracę na koncie lekarz musi mieć komputer z systemem operacyjnym: Windows, Linux, MacOS, oraz dostęp do internetu.</text:p>
          </table:table-cell>
        </table:table-row>
        <table:table-row table:style-name="ro3">
          <table:table-cell office:value-type="string" calcext:value-type="string">
            <text:p>Logowanie do systemu</text:p>
            <text:p/>
            <text:p>Każdy użytkownik w celu zalogowania się do systemu musi posiadać unikalny identyfikator (Login) oraz hasło. 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Moje dane</text:p>
            <text:p/>
            <text:p>Użytkownik systemu ma możliwość podglądu swoich danych znajdujących się w systemie. Użytkownik może samodzielnie edytować jedynie adres e-mail, pozostała część danych może zostać zmieniona przez administratora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Zmiana hasła</text:p>
            <text:p/>
            <text:p> W module „Dane użytkownika” możliwe jest również dokonanie zmiany hasła. Aby to zrobić należy podać stare hasło oraz podwójnie nowe</text:p>
          </table:table-cell>
        </table:table-row>
        <table:table-row table:style-name="ro6">
          <table:table-cell office:value-type="string" calcext:value-type="string">
            <text:p>Lista kart <text:s text:c="2"/>System pozwala na wprowadzenie, edycję, prezentację <text:s/>kart oraz wystawianie korekt do błędnie wprowadzonych kart. Istnieje również możliwość dodawania załączników w postaci wyników badań.</text:p>
          </table:table-cell>
        </table:table-row>
        <table:table-row table:style-name="ro6">
          <table:table-cell office:value-type="string" calcext:value-type="string">
            <text:p>Filtrowanie danych <text:s/>filtrowanie zawiera: dane karty, dane pacjenta, jednostka chorobowa</text:p>
          </table:table-cell>
        </table:table-row>
        <table:table-row table:style-name="ro6">
          <table:table-cell office:value-type="string" calcext:value-type="string">
            <text:p>Lekarz ma możliwość zarejestrowania pacjenta na kolejną wizytę w wyznaczonym (wolnym termini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2:53:02.337000000</meta:creation-date>
    <dc:date>2017-10-28T07:13:45.719000000</dc:date>
    <meta:editing-duration>PT19M51S</meta:editing-duration>
    <meta:editing-cycles>2</meta:editing-cycles>
    <meta:generator>LibreOffice/5.3.3.2$Windows_x86 LibreOffice_project/3d9a8b4b4e538a85e0782bd6c2d430bafe583448</meta:generator>
    <meta:document-statistic meta:table-count="1" meta:cell-count="9" meta:object-count="0"/>
  </office:meta>
</office:document-meta>
</file>